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2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T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T4" style:parent-style-name="DefaultParagraphFont" style:family="text">
      <style:text-properties style:font-name-asian="Times New Roman" style:font-name-complex="Calibri" fo:font-weight="bold" style:font-weight-asian="bold" fo:color="#000000" fo:font-size="16pt" style:font-size-asian="16pt" style:font-size-complex="16pt" style:language-asian="en" style:country-asian="IE"/>
    </style:style>
    <style:style style:name="P5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6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7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8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9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10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11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12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T1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T14" style:parent-style-name="DefaultParagraphFont" style:family="text">
      <style:text-properties style:font-name-asian="Times New Roman" style:font-name-complex="Calibri" fo:color="#FF0000" fo:font-size="12pt" style:font-size-asian="12pt" style:font-size-complex="12pt" style:language-asian="en" style:country-asian="IE"/>
    </style:style>
    <style:style style:name="T15" style:parent-style-name="DefaultParagraphFont" style:family="text">
      <style:text-properties style:font-name-asian="Times New Roman" style:font-name-complex="Calibri" fo:color="#FF0000" fo:font-size="12pt" style:font-size-asian="12pt" style:font-size-complex="12pt" style:language-asian="en" style:country-asian="IE"/>
    </style:style>
    <style:style style:name="T16" style:parent-style-name="DefaultParagraphFont" style:family="text">
      <style:text-properties style:font-name-asian="Times New Roman" style:font-name-complex="Calibri" fo:color="#FF0000" fo:font-size="12pt" style:font-size-asian="12pt" style:font-size-complex="12pt" style:language-asian="en" style:country-asian="IE"/>
    </style:style>
    <style:style style:name="P17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18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  <style:style style:name="P19" style:parent-style-name="Normal" style:family="paragraph">
      <style:text-properties style:font-name-asian="Times New Roman" style:font-name-complex="Calibri" fo:color="#000000" fo:font-size="12pt" style:font-size-asian="12pt" style:font-size-complex="12pt" style:language-asian="en" style:country-asian="IE"/>
    </style:style>
  </office:automatic-styles>
  <office:body>
    <office:text text:use-soft-page-breaks="true">
      <text:p text:style-name="P1">Name: Mark Ndipenoch</text:p>
      <text:p text:style-name="P2">ID: G00352031</text:p>
      <text:p text:style-name="Normal"><text:span text:style-name="T3"><text:s text:c="58"/></text:span><text:span text:style-name="T4"><text:s/>Livescores</text:span></text:p>
      <text:p text:style-name="P5">My single page angular app is a livescores web page.</text:p>
      <text:p text:style-name="P6">It provides real time livescores for football matches around the world<text:s/>with<text:s/>fixtures, results<text:s/>and<text:s/>table standing for 8 of Europe’s top football division.</text:p>
      <text:p text:style-name="P7">Also,<text:s/>any users or clients can contact us by filling an online<text:s/>form on the website to report any issues, suggestions...ect.</text:p>
      <text:p text:style-name="P8">There is also an<text:s/>administrator’s portal on the page were an administrator can connect<text:s/>to<text:s/>see how many messages/requests<text:s/>we<text:s/>have received<text:s/>and with the clients details they can contact them.</text:p>
      <text:p text:style-name="P9">An administrator can delete message permanently to clear the inbox and can also update a message if needed.</text:p>
      <text:p text:style-name="P10">The requests sent are stored/hosted on Mango database, so once they are deleted, they are archived<text:s/>permanently.</text:p>
      <text:p text:style-name="P11">I can connect to Mango via a server that is store at a folder called Backend in the application.</text:p>
      <text:p text:style-name="P12">An administrator can be deleted or created at the back end.</text:p>
      <text:p text:style-name="Normal"><text:span text:style-name="T13">PS:<text:s/></text:span><text:span text:style-name="T14">To connect as an administrator use the<text:s/></text:span><text:span text:style-name="T15">username:</text:span><text:span text:style-name="T16"><text:s/>martin and password: teacher</text:span></text:p>
      <text:p text:style-name="P17"/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I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NDIPENOCH</meta:initial-creator>
    <dc:creator> </dc:creator>
    <meta:creation-date>2018-12-01T09:38:00Z</meta:creation-date>
    <dc:date>2018-12-01T09:49:00Z</dc:date>
    <meta:template xlink:href="Normal" xlink:type="simple"/>
    <meta:editing-cycles>5</meta:editing-cycles>
    <meta:editing-duration>PT720S</meta:editing-duration>
    <meta:document-statistic meta:page-count="1" meta:paragraph-count="2" meta:word-count="162" meta:character-count="1085" meta:row-count="7" meta:non-whitespace-character-count="925"/>
  </office:meta>
</office:document-meta>
</file>